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mgbutton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Imgbutton</text:h>
                    <text:list>
                        <text:list-item>
                            <text:h text:style-name="Heading_20_2" text:outline-level="2">Description</text:h>
                        </text:list-item>
                    </text:list>
                </text:list-item>
            </text:list>

            <text:p text:style-name="Standard"><text:span>The </text:span><text:span text:style-name="backtick">Imgbutton</text:span><text:span> is very similar to the simple </text:span><text:span text:style-name="backtick">Button</text:span><text:span> Widget. The only difference is that it displays user-defined images in each state instead of drawing a rectangle.</text:span></text:p><text:p text:style-name="Standard"/><text:p text:style-name="Standard">More info (<text:a xlink:type="simple" xlink:href="https://docs.lvgl.io/8.3/widgets/extra/imgbtn.html" text:style-name="Internet_20_link" text:visited-style-name="Visited_20_Internet_20_Link">link</text:a>)</text:p>

            
                <text:list xml:id="list_Imgbutton2" text:continue-numbering="true" text:continue-list="list_Imgbutt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mgbutton4" text:continue-numbering="true" text:style-name="Outline">
                                                <text:list-item>
                                                    <text:list>
                                                        <text:list-item>
                                                            <text:list>
                                                                <text:list-item>
                                                                    <text:h text:style-name="Heading_20_3" text:outline-level="3">
                                                                        Released image
                                                                        <text:s text:c="4"/>
                                                                        <text:span text:style-name="T2">ObjectReference</text:span>
                                                                    </text:h>
                                                                </text:list-item>
                                                            </text:list>
                                                        </text:list-item>
                                                    </text:list>
                                                </text:list-item>
                                            </text:list>
                                            <text:p text:style-name="Standard"><text:span>The image for the </text:span><text:span text:style-name="backtick">Released</text:span><text:span> state.</text:span></text:p>,
                                            <text:list xml:id="list_Imgbutton5" text:continue-numbering="true" text:continue-list="list_Imgbutton4" text:style-name="Outline">
                                                <text:list-item>
                                                    <text:list>
                                                        <text:list-item>
                                                            <text:list>
                                                                <text:list-item>
                                                                    <text:h text:style-name="Heading_20_3" text:outline-level="3">
                                                                        Pressed image
                                                                        <text:s text:c="4"/>
                                                                        <text:span text:style-name="T2">ObjectReference</text:span>
                                                                    </text:h>
                                                                </text:list-item>
                                                            </text:list>
                                                        </text:list-item>
                                                    </text:list>
                                                </text:list-item>
                                            </text:list>
                                            <text:p text:style-name="Standard"><text:span>The image for the </text:span><text:span text:style-name="backtick">Pressed</text:span><text:span> state.</text:span></text:p>,
                                            <text:list xml:id="list_Imgbutton6" text:continue-numbering="true" text:continue-list="list_Imgbutton5" text:style-name="Outline">
                                                <text:list-item>
                                                    <text:list>
                                                        <text:list-item>
                                                            <text:list>
                                                                <text:list-item>
                                                                    <text:h text:style-name="Heading_20_3" text:outline-level="3">
                                                                        Disabled image
                                                                        <text:s text:c="4"/>
                                                                        <text:span text:style-name="T2">ObjectReference</text:span>
                                                                    </text:h>
                                                                </text:list-item>
                                                            </text:list>
                                                        </text:list-item>
                                                    </text:list>
                                                </text:list-item>
                                            </text:list>
                                            <text:p text:style-name="Standard"><text:span>The image for the </text:span><text:span text:style-name="backtick">Disabled</text:span><text:span> state.</text:span></text:p>,
                                            <text:list xml:id="list_Imgbutton7" text:continue-numbering="true" text:continue-list="list_Imgbutton6" text:style-name="Outline">
                                                <text:list-item>
                                                    <text:list>
                                                        <text:list-item>
                                                            <text:list>
                                                                <text:list-item>
                                                                    <text:h text:style-name="Heading_20_3" text:outline-level="3">
                                                                        Checked released image
                                                                        <text:s text:c="4"/>
                                                                        <text:span text:style-name="T2">ObjectReference</text:span>
                                                                    </text:h>
                                                                </text:list-item>
                                                            </text:list>
                                                        </text:list-item>
                                                    </text:list>
                                                </text:list-item>
                                            </text:list>
                                            <text:p text:style-name="Standard"><text:span>The image when the widget is in the both </text:span><text:span text:style-name="backtick">Checked</text:span><text:span> and </text:span><text:span text:style-name="backtick">Disabled</text:span><text:span> state.</text:span></text:p>,
                                            <text:list xml:id="list_Imgbutton8" text:continue-numbering="true" text:continue-list="list_Imgbutton7" text:style-name="Outline">
                                                <text:list-item>
                                                    <text:list>
                                                        <text:list-item>
                                                            <text:list>
                                                                <text:list-item>
                                                                    <text:h text:style-name="Heading_20_3" text:outline-level="3">
                                                                        Checked pressed image
                                                                        <text:s text:c="4"/>
                                                                        <text:span text:style-name="T2">ObjectReference</text:span>
                                                                    </text:h>
                                                                </text:list-item>
                                                            </text:list>
                                                        </text:list-item>
                                                    </text:list>
                                                </text:list-item>
                                            </text:list>
                                            <text:p text:style-name="Standard"><text:span>The image when the widget is in the both </text:span><text:span text:style-name="backtick">Checked</text:span><text:span> and </text:span><text:span text:style-name="backtick">Pressed</text:span><text:span> state.</text:span></text:p>,
                                            <text:list xml:id="list_Imgbutton9" text:continue-numbering="true" text:continue-list="list_Imgbutton8" text:style-name="Outline">
                                                <text:list-item>
                                                    <text:list>
                                                        <text:list-item>
                                                            <text:list>
                                                                <text:list-item>
                                                                    <text:h text:style-name="Heading_20_3" text:outline-level="3">
                                                                        Checked disabled image
                                                                        <text:s text:c="4"/>
                                                                        <text:span text:style-name="T2">ObjectReference</text:span>
                                                                    </text:h>
                                                                </text:list-item>
                                                            </text:list>
                                                        </text:list-item>
                                                    </text:list>
                                                </text:list-item>
                                            </text:list>
                                            <text:p text:style-name="Standard"><text:span>The image when the Widget is in the both </text:span><text:span text:style-name="backtick">Checked</text:span><text:span> and </text:span><text:span text:style-name="backtick">Disabled</text:span><text:span> stat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mgbutton10" text:continue-numbering="true" text:continue-list="list_Imgbutton9"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mgbutton11" text:continue-numbering="true" text:continue-list="list_Imgbutton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Imgbutton12" text:continue-numbering="true" text:continue-list="list_Imgbutton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Imgbutton13" text:continue-numbering="true" text:continue-list="list_Imgbutton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Imgbutton14" text:continue-numbering="true" text:continue-list="list_Imgbutton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Imgbutton15"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
                                            <text:list xml:id="list_Imgbutton16" text:continue-numbering="true" text:continue-list="list_Imgbutton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Imgbutton17" text:continue-numbering="true" text:continue-list="list_Imgbutton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Imgbutton18"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
                                            <text:list xml:id="list_Imgbutton19" text:continue-numbering="true" text:continue-list="list_Imgbutton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Imgbutton20" text:continue-numbering="true" text:continue-list="list_Imgbutton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Imgbutton21"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
                                            <text:list xml:id="list_Imgbutton22" text:continue-numbering="true" text:continue-list="list_Imgbutton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Imgbutton23" text:continue-numbering="true" text:continue-list="list_Imgbutton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Imgbutton24"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mgbutton25" text:continue-numbering="true" text:continue-list="list_Imgbutton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Imgbutton26" text:continue-numbering="true" text:continue-list="list_Imgbutton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
                                            <text:list xml:id="list_Imgbutton27" text:continue-numbering="true" text:continue-list="list_Imgbutton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
                                            <text:list xml:id="list_Imgbutton28" text:continue-numbering="true" text:continue-list="list_Imgbutton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
                                            <text:list xml:id="list_Imgbutton29" text:continue-numbering="true" text:continue-list="list_Imgbutton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
                                            <text:list xml:id="list_Imgbutton30" text:continue-numbering="true" text:continue-list="list_Imgbutton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
                                            <text:list xml:id="list_Imgbutton31" text:continue-numbering="true" text:continue-list="list_Imgbutton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
                                            <text:list xml:id="list_Imgbutton32" text:continue-numbering="true" text:continue-list="list_Imgbutton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
                                            <text:list xml:id="list_Imgbutton33" text:continue-numbering="true" text:continue-list="list_Imgbutton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
                                            <text:list xml:id="list_Imgbutton34" text:continue-numbering="true" text:continue-list="list_Imgbutton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
                                            <text:list xml:id="list_Imgbutton35" text:continue-numbering="true" text:continue-list="list_Imgbutton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
                                            <text:list xml:id="list_Imgbutton36" text:continue-numbering="true" text:continue-list="list_Imgbutton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
                                            <text:list xml:id="list_Imgbutton37" text:continue-numbering="true" text:continue-list="list_Imgbutton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
                                            <text:list xml:id="list_Imgbutton38" text:continue-numbering="true" text:continue-list="list_Imgbutton37"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
                                            <text:list xml:id="list_Imgbutton39" text:continue-numbering="true" text:continue-list="list_Imgbutton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
                                            <text:list xml:id="list_Imgbutton40" text:continue-numbering="true" text:continue-list="list_Imgbutton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
                                            <text:list xml:id="list_Imgbutton41" text:continue-numbering="true" text:continue-list="list_Imgbutton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
                                            <text:list xml:id="list_Imgbutton42" text:continue-numbering="true" text:continue-list="list_Imgbutton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
                                            <text:list xml:id="list_Imgbutton43" text:continue-numbering="true" text:continue-list="list_Imgbutton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
                                            <text:list xml:id="list_Imgbutton44" text:continue-numbering="true" text:continue-list="list_Imgbutton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
                                            <text:list xml:id="list_Imgbutton45" text:continue-numbering="true" text:continue-list="list_Imgbutton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
                                            <text:list xml:id="list_Imgbutton46" text:continue-numbering="true" text:continue-list="list_Imgbutton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
                                            <text:list xml:id="list_Imgbutton47" text:continue-numbering="true" text:continue-list="list_Imgbutton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
                                            <text:list xml:id="list_Imgbutton48" text:continue-numbering="true" text:continue-list="list_Imgbutton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Imgbutton49" text:continue-numbering="true" text:continue-list="list_Imgbutton4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
                                            <text:list xml:id="list_Imgbutton50" text:continue-numbering="true" text:continue-list="list_Imgbutton4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
                                            <text:list xml:id="list_Imgbutton51" text:continue-numbering="true" text:continue-list="list_Imgbutton5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
                                            <text:list xml:id="list_Imgbutton52" text:continue-numbering="true" text:continue-list="list_Imgbutton5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
                                            <text:list xml:id="list_Imgbutton53" text:continue-numbering="true" text:continue-list="list_Imgbutton5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
                                            <text:list xml:id="list_Imgbutton54" text:continue-numbering="true" text:continue-list="list_Imgbutton5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mgbutton55" text:continue-numbering="true" text:continue-list="list_Imgbutton5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Imgbutton56"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mgbutton57" text:continue-numbering="true" text:continue-list="list_Imgbutton5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Imgbutton58" text:continue-numbering="true" text:continue-list="list_Imgbutton5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Imgbutton59" text:continue-numbering="true" text:continue-list="list_Imgbutton5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Imgbutton3" text:continue-numbering="true" text:continue-list="list_Imgbutton2" text:style-name="Outline">
                        <text:list-item>
                            <text:list>
                                <text:list-item>
                                    <text:h text:style-name="Heading_20_2" text:outline-level="2">Examples</text:h>
                                </text:list-item>
                            </text:list>
                        </text:list-item>
                    </text:list>
                    <text:p text:style-name="Standard"/>
                    <text:list xml:id="list_Imgbutton60" text:style-name="List_20_1">
                    <text:list-item>
                            <text:p text:style-name="List_20_1_20_Start">
                            <text:span><text:span text:style-name="T1">LVGL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